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3.05cm" style:rel-column-width="21845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background-color="transparent" fo:padding="0cm" fo:border-left="0.6pt solid #b2b2b2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Footer">
      <style:text-properties officeooo:paragraph-rsid="010f7046"/>
    </style:style>
    <style:style style:name="P85" style:family="paragraph" style:parent-style-name="Footer">
      <style:text-properties officeooo:paragraph-rsid="01120261"/>
    </style:style>
    <style:style style:name="P86" style:family="paragraph" style:parent-style-name="Footer">
      <style:text-properties officeooo:paragraph-rsid="008d016c"/>
    </style:style>
    <style:style style:name="P87" style:family="paragraph" style:parent-style-name="Header">
      <style:paragraph-properties fo:margin-left="0cm" fo:margin-right="0cm" fo:text-indent="0cm" style:auto-text-indent="false"/>
    </style:style>
    <style:style style:name="P88" style:family="paragraph" style:parent-style-name="_5f_Header_20_N_20_page_20_impaire_20__28_D_29_">
      <style:text-properties officeooo:rsid="027aa87d" officeooo:paragraph-rsid="027aa87d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Footer">
      <style:text-properties officeooo:rsid="0242edd8" officeooo:paragraph-rsid="0242edd8"/>
    </style:style>
    <style:style style:name="P91" style:family="paragraph" style:parent-style-name="Footer">
      <style:text-properties officeooo:paragraph-rsid="00a59a60"/>
    </style:style>
    <style:style style:name="P92" style:family="paragraph" style:parent-style-name="Footer">
      <style:text-properties officeooo:paragraph-rsid="004274bc"/>
    </style:style>
    <style:style style:name="P93" style:family="paragraph" style:parent-style-name="Footer">
      <style:text-properties officeooo:paragraph-rsid="00d8520c"/>
    </style:style>
    <style:style style:name="P94" style:family="paragraph" style:parent-style-name="Footer">
      <style:text-properties officeooo:paragraph-rsid="002aa84d"/>
    </style:style>
    <style:style style:name="P95" style:family="paragraph" style:parent-style-name="Footer">
      <style:text-properties officeooo:rsid="001f8a2d" officeooo:paragraph-rsid="00bd36bc"/>
    </style:style>
    <style:style style:name="P96" style:family="paragraph" style:parent-style-name="Footer">
      <style:text-properties officeooo:rsid="001f8a2d" officeooo:paragraph-rsid="002b33ed"/>
    </style:style>
    <style:style style:name="P97" style:family="paragraph" style:parent-style-name="Footer">
      <style:text-properties officeooo:rsid="011350d1" officeooo:paragraph-rsid="011350d1"/>
    </style:style>
    <style:style style:name="P98" style:family="paragraph" style:parent-style-name="Footer">
      <style:text-properties officeooo:rsid="0096b4e2" officeooo:paragraph-rsid="0096b4e2"/>
    </style:style>
    <style:style style:name="P99" style:family="paragraph" style:parent-style-name="Footer">
      <style:text-properties officeooo:paragraph-rsid="0096b4e2"/>
    </style:style>
    <style:style style:name="P100" style:family="paragraph" style:parent-style-name="Footer">
      <style:text-properties officeooo:paragraph-rsid="02a682f9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paragraph-properties fo:text-align="start" style:justify-single-word="false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Header_20_G_20_page_20_impaire_20__28_D_29_">
      <style:text-properties officeooo:rsid="00c93301" officeooo:paragraph-rsid="00c93301"/>
    </style:style>
    <style:style style:name="P108" style:family="paragraph" style:parent-style-name="_5f_Paragraphe">
      <style:text-properties officeooo:paragraph-rsid="00c9798f"/>
    </style:style>
    <style:style style:name="P109" style:family="paragraph" style:parent-style-name="_5f_Paragraphe" style:list-style-name="">
      <style:paragraph-properties style:writing-mode="lr-tb">
        <style:tab-stops>
          <style:tab-stop style:position="9.4cm" style:type="right" style:leader-style="dotted" style:leader-text="."/>
        </style:tab-stops>
      </style:paragraph-properties>
      <style:text-properties officeooo:paragraph-rsid="00c9798f"/>
    </style:style>
    <style:style style:name="P110" style:family="paragraph" style:parent-style-name="_5f_Paragraphe_5f_Correction">
      <style:paragraph-properties fo:margin-top="0.101cm" fo:margin-bottom="0cm" style:contextual-spacing="false"/>
      <style:text-properties officeooo:paragraph-rsid="00c9798f"/>
    </style:style>
    <style:style style:name="P111" style:family="paragraph" style:parent-style-name="_5f_Paragraphe_5f_Réponse_5f_Elève" style:list-style-name="_5f_Numérotation_20_des_20_exercices"/>
    <style:style style:name="P112" style:family="paragraph" style:parent-style-name="_5f_Paragraphe_5f_Réponse_5f_Elève" style:list-style-name="_5f_Numérotation_20_des_20_exercices">
      <style:text-properties officeooo:paragraph-rsid="00c9798f"/>
    </style:style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Réponse_5f_Elève">
      <style:text-properties officeooo:paragraph-rsid="00c9798f"/>
    </style:style>
    <style:style style:name="P115" style:family="paragraph" style:parent-style-name="_5f_Paragraphe_5f_Réponse_5f_Elève" style:list-style-name="">
      <style:text-properties officeooo:paragraph-rsid="00c9798f"/>
    </style:style>
    <style:style style:name="P116" style:family="paragraph" style:parent-style-name="_5f_Paragraphe_5f_avec_5f_Num_5f_Question" style:list-style-name="_5f_Numérotation_20_des_20_exercices"/>
    <style:style style:name="P117" style:family="paragraph" style:parent-style-name="_5f_Paragraphe_5f_avec_5f_Num_5f_Question" style:list-style-name="_5f_Numérotation_20_des_20_exercices">
      <style:text-properties officeooo:paragraph-rsid="00c9798f"/>
    </style:style>
    <style:style style:name="P118" style:family="paragraph" style:parent-style-name="_5f_Paragraphe_5f_avec_5f_Num_5f_Question" style:list-style-name="_5f_Numérotation_20_des_20_exercices" style:master-page-name="">
      <style:paragraph-properties fo:margin-top="0.199cm" fo:margin-bottom="0cm" style:contextual-spacing="false" style:page-number="auto"/>
      <style:text-properties officeooo:paragraph-rsid="00c9798f"/>
    </style:style>
    <style:style style:name="P119" style:family="paragraph" style:parent-style-name="_5f_Paragraphe_5f_avec_5f_Num_5f_Question" style:list-style-name="_5f_Numérotation_20_des_20_exercices">
      <style:paragraph-properties fo:margin-top="0.199cm" fo:margin-bottom="0cm" style:contextual-spacing="false"/>
      <style:text-properties officeooo:paragraph-rsid="00c9798f"/>
    </style:style>
    <style:style style:name="P120" style:family="paragraph" style:parent-style-name="_5f_Tableau_5f_Centré_5f_Gras">
      <style:text-properties officeooo:paragraph-rsid="00c9798f"/>
    </style:style>
    <style:style style:name="P121" style:family="paragraph" style:parent-style-name="_5f_Titre_5f_Exercices_5f_avec_5f_Titre" style:list-style-name="_5f_Numérotation_20_des_20_exercices"/>
    <style:style style:name="P122" style:family="paragraph" style:parent-style-name="_5f_Titre_5f_Exercices_5f_avec_5f_Titre" style:list-style-name="_5f_Numérotation_20_des_20_exercices">
      <style:text-properties officeooo:paragraph-rsid="00c9798f"/>
    </style:style>
    <style:style style:name="P123" style:family="paragraph" style:parent-style-name="_5f_Titre_5f_Exercices_5f_sans_5f_Titre" style:list-style-name="_5f_Numérotation_20_des_20_exercices"/>
    <style:style style:name="P124" style:family="paragraph" style:parent-style-name="_5f_Titre_5f_Exercices_5f_sans_5f_Titre" style:list-style-name="_5f_Numérotation_20_des_20_exercices" style:master-page-name="_33__5f_2_5f_SERIE_5f_G_5f_GAUCHE_5f_ET_5f_DROITE_5f_2COL">
      <style:paragraph-properties style:page-number="auto"/>
    </style:style>
    <style:style style:name="P125" style:family="paragraph" style:parent-style-name="_5f_Titre_5f_Exercices_5f_sans_5f_Titre" style:list-style-name="_5f_Numérotation_20_des_20_exercices">
      <style:text-properties officeooo:paragraph-rsid="00c9798f"/>
    </style:style>
    <style:style style:name="P1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indent="0cm" style:writing-mode="lr-tb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1" fo:font-size="6pt" fo:font-style="normal" fo:text-shadow="none" style:text-underline-style="none" fo:font-weight="normal" style:letter-kerning="true" style:font-name-asian="Arial Unicode MS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text-align="center"/>
    </style:style>
    <style:style style:name="P137" style:family="paragraph">
      <loext:graphic-properties draw:fill="solid" draw:fill-color="#d7e12c"/>
    </style:style>
    <style:style style:name="P13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39" style:family="paragraph">
      <loext:graphic-properties draw:fill="solid" draw:fill-color="#7fb241"/>
    </style:style>
    <style:style style:name="P140" style:family="paragraph">
      <loext:graphic-properties draw:fill="solid" draw:fill-color="#1ca2b8"/>
    </style:style>
    <style:style style:name="P1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4" style:family="text">
      <style:text-properties fo:font-variant="small-caps" fo:color="#7fb241" loext:opacity="100%" style:font-name="Bitstream Vera Sans6" fo:font-weight="bold" officeooo:rsid="0246ec76"/>
    </style:style>
    <style:style style:name="T6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officeooo:rsid="0334a5be"/>
    </style:style>
    <style:style style:name="T153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4" style:family="text">
      <style:text-properties style:text-position="0% 100%" style:font-name-asian="OpenSymbol1" style:font-style-asian="normal" style:font-name-complex="OpenSymbol1" style:font-style-complex="normal"/>
    </style:style>
    <style:style style:name="T155" style:family="text">
      <style:text-properties style:text-position="0% 100%" officeooo:rsid="00c9798f" style:font-name-asian="OpenSymbol1" style:font-style-asian="normal" style:font-name-complex="OpenSymbol1" style:font-style-complex="normal"/>
    </style:style>
    <style:style style:name="T156" style:family="text">
      <style:text-properties style:text-position="0% 100%" officeooo:rsid="00c9798f" style:font-style-asian="normal" style:font-style-complex="normal"/>
    </style:style>
    <style:style style:name="T157" style:family="text">
      <style:text-properties style:text-position="0% 100%" officeooo:rsid="00cc6f5a" style:font-style-asian="normal" style:font-style-complex="normal"/>
    </style:style>
    <style:style style:name="T158" style:family="text">
      <style:text-properties style:text-position="0% 100%" fo:language="fr" fo:country="FR" officeooo:rsid="00c9798f" style:language-asian="zh" style:country-asian="CN" style:font-style-asian="normal" style:language-complex="hi" style:country-complex="IN" style:font-style-complex="normal"/>
    </style:style>
    <style:style style:name="T159" style:family="text">
      <style:text-properties officeooo:rsid="0160d7ef"/>
    </style:style>
    <style:style style:name="T160" style:family="text">
      <style:text-properties officeooo:rsid="0072f07f"/>
    </style:style>
    <style:style style:name="T161" style:family="text">
      <style:text-properties officeooo:rsid="0268e0aa"/>
    </style:style>
    <style:style style:name="T162" style:family="text">
      <style:text-properties officeooo:rsid="026ec296"/>
    </style:style>
    <style:style style:name="T163" style:family="text">
      <style:text-properties officeooo:rsid="0272f9e5"/>
    </style:style>
    <style:style style:name="T164" style:family="text">
      <style:text-properties officeooo:rsid="02757f12"/>
    </style:style>
    <style:style style:name="T165" style:family="text">
      <style:text-properties officeooo:rsid="02735980"/>
    </style:style>
    <style:style style:name="T166" style:family="text">
      <style:text-properties officeooo:rsid="01b6dc57"/>
    </style:style>
    <style:style style:name="T167" style:family="text">
      <style:text-properties officeooo:rsid="00b5d2d1"/>
    </style:style>
    <style:style style:name="T168" style:family="text">
      <style:text-properties officeooo:rsid="015f088a"/>
    </style:style>
    <style:style style:name="T169" style:family="text">
      <style:text-properties officeooo:rsid="01f8729d"/>
    </style:style>
    <style:style style:name="T170" style:family="text">
      <style:text-properties officeooo:rsid="010c4d3a"/>
    </style:style>
    <style:style style:name="T171" style:family="text">
      <style:text-properties fo:font-size="16pt" style:font-size-asian="16pt" style:font-size-complex="16pt"/>
    </style:style>
    <style:style style:name="T172" style:family="text">
      <style:text-properties officeooo:rsid="00b6801f"/>
    </style:style>
    <style:style style:name="T173" style:family="text">
      <style:text-properties officeooo:rsid="016f3374"/>
    </style:style>
    <style:style style:name="T174" style:family="text">
      <style:text-properties officeooo:rsid="014407b5"/>
    </style:style>
    <style:style style:name="T175" style:family="text">
      <style:text-properties officeooo:rsid="008d016c"/>
    </style:style>
    <style:style style:name="T176" style:family="text">
      <style:text-properties officeooo:rsid="009e3fdd"/>
    </style:style>
    <style:style style:name="T177" style:family="text">
      <style:text-properties officeooo:rsid="00a4cf55"/>
    </style:style>
    <style:style style:name="T178" style:family="text">
      <style:text-properties officeooo:rsid="005a3fa8"/>
    </style:style>
    <style:style style:name="T179" style:family="text">
      <style:text-properties officeooo:rsid="00415f3a"/>
    </style:style>
    <style:style style:name="T180" style:family="text">
      <style:text-properties officeooo:rsid="00386ebd"/>
    </style:style>
    <style:style style:name="T18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8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3" style:family="text">
      <style:text-properties officeooo:rsid="00a59a60"/>
    </style:style>
    <style:style style:name="T184" style:family="text">
      <style:text-properties officeooo:rsid="01fe03f2"/>
    </style:style>
    <style:style style:name="T185" style:family="text">
      <style:text-properties officeooo:rsid="0096b4e2"/>
    </style:style>
    <style:style style:name="T186" style:family="text">
      <style:text-properties officeooo:rsid="0032e83a"/>
    </style:style>
    <style:style style:name="T187" style:family="text">
      <style:text-properties officeooo:rsid="002b33ed"/>
    </style:style>
    <style:style style:name="T188" style:family="text">
      <style:text-properties officeooo:rsid="00a59037"/>
    </style:style>
    <style:style style:name="T189" style:family="text">
      <style:text-properties fo:language="fr" fo:country="FR" style:language-asian="zh" style:country-asian="CN" style:language-complex="hi" style:country-complex="IN"/>
    </style:style>
    <style:style style:name="T190" style:family="text">
      <style:text-properties officeooo:rsid="00c6954d"/>
    </style:style>
    <style:style style:name="T191" style:family="text">
      <style:text-properties fo:color="#000000" loext:opacity="100%" style:font-name="Bitstream Vera Sans6" fo:font-size="10pt" fo:language="fr" fo:country="FR" officeooo:rsid="00c6954d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92" style:family="text">
      <style:text-properties fo:color="#000000" loext:opacity="100%" style:font-name="Bitstream Vera Sans6" fo:font-size="10pt" fo:language="fr" fo:country="FR" officeooo:rsid="00d20ade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93" style:family="text">
      <style:text-properties fo:color="#000000" loext:opacity="100%" style:font-name="Bitstream Vera Sans6" fo:font-size="10pt" fo:language="fr" fo:country="FR" officeooo:rsid="00d0d14f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94" style:family="text">
      <style:text-properties officeooo:rsid="00c8613c"/>
    </style:style>
    <style:style style:name="T195" style:family="text">
      <style:text-properties officeooo:rsid="00a84ca5"/>
    </style:style>
    <style:style style:name="T196" style:family="text">
      <style:text-properties style:font-name="Bitstream Vera Sans6" fo:font-size="10pt" officeooo:rsid="00a84ca5"/>
    </style:style>
    <style:style style:name="T197" style:family="text">
      <style:text-properties officeooo:rsid="00c9798f"/>
    </style:style>
    <style:style style:name="T198" style:family="text">
      <style:text-properties officeooo:rsid="00cc6f5a"/>
    </style:style>
    <style:style style:name="T199" style:family="text">
      <style:text-properties fo:font-weight="normal" style:font-weight-asian="normal" style:font-weight-complex="normal"/>
    </style:style>
    <style:style style:name="T200" style:family="text">
      <style:text-properties officeooo:rsid="00cd372b"/>
    </style:style>
    <style:style style:name="T201" style:family="text"/>
    <style:style style:name="T20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6pt" fo:font-style="normal" fo:text-shadow="none" style:text-underline-style="none" fo:font-weight="normal" style:letter-kerning="true" style:font-name-asian="Arial Unicode MS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7pt" fo:font-style="normal" fo:text-shadow="none" style:text-underline-style="none" fo:font-weight="normal" style:letter-kerning="true" style:font-name-asian="Arial Unicode MS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svg:stroke-width="0.049cm" svg:stroke-color="#ff3333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3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1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8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249cm" fo:min-width="0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249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66cm" fo:min-width="0.24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661cm" fo:min-width="0.36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94cm" fo:min-width="0.3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94cm" fo:min-width="0.30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92cm" fo:min-width="0.3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draw:stroke-dash="Dashed_20__28_var_29__20_7195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none" draw:stroke-dash="Dashed_20__28_var_29__20_71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" style:family="graphic">
      <style:graphic-properties draw:stroke="solid" draw:stroke-dash="Dashed_20__28_var_29__20_7197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7198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7199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7200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7201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none" draw:stroke-dash="Dashed_20__28_var_29__20_72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2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0" style:family="graphic">
      <style:graphic-properties draw:stroke="none" draw:stroke-dash="Dashed_20__28_var_29__20_72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" style:family="graphic">
      <style:graphic-properties draw:stroke="none" draw:stroke-dash="Dashed_20__28_var_29__20_72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none" draw:stroke-dash="Dashed_20__28_var_29__20_72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draw:stroke="none" draw:stroke-dash="Dashed_20__28_var_29__20_72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" style:family="graphic">
      <style:graphic-properties draw:stroke="none" draw:stroke-dash="Dashed_20__28_var_29__20_72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ed_20__28_var_29__20_72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none" draw:stroke-dash="Dashed_20__28_var_29__20_72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" style:family="graphic">
      <style:graphic-properties draw:stroke="none" draw:stroke-dash="Dashed_20__28_var_29__20_72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" style:family="graphic">
      <style:graphic-properties draw:stroke="none" draw:stroke-dash="Dashed_20__28_var_29__20_72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none" draw:stroke-dash="Dashed_20__28_var_29__20_72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solid" svg:stroke-width="0.03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solid" svg:stroke-width="0.028cm" svg:stroke-color="#acb20c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4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path text:anchor-type="page" text:anchor-page-number="1" draw:z-index="288" draw:name="Shape7_1" draw:style-name="gr65" draw:text-style-name="P140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287" draw:name="Shape3" draw:style-name="gr66" draw:text-style-name="P136" svg:x1="20.576cm" svg:y1="1.36cm" svg:x2="21.996cm" svg:y2="1.36cm">
        <text:p/>
      </draw:line>
      <text:list xml:id="list700874991" text:style-name="_5f_Numérotation_20_des_20_exercices">
        <text:list-item>
          <text:h text:style-name="P124" text:outline-level="1"><text:span text:style-name="_5f_Caractères">Traduis en écriture mathématique, puis illustre en complétant la figure.</text:span></text:h>
          <text:list>
            <text:list-header>
              <text:p text:style-name="P116"><text:span text:style-name="_5f_Caractères">Le segment qui a pour extrémités A et B : </text:span><text:span text:style-name="_5f_Caractères_5f_correction">[AB]</text:span></text:p>
            </text:list-header>
          </text:list>
        </text:list-item>
      </text:list>
      <text:h text:style-name="_5f_Paragraphe" text:outline-level="1"><draw:g text:anchor-type="paragraph" draw:z-index="289" draw:name="Forme2" draw:style-name="gr1"><draw:g draw:name="Shape11" draw:style-name="gr3"><draw:g draw:style-name="gr3"><draw:g draw:style-name="gr3"><draw:line draw:style-name="gr61" draw:text-style-name="P141" svg:x1="2.644cm" svg:y1="0.764cm" svg:x2="2.833cm" svg:y2="0.963cm"><text:p/></draw:line><draw:line draw:style-name="gr61" draw:text-style-name="P141" svg:x1="2.824cm" svg:y1="0.764cm" svg:x2="2.633cm" svg:y2="0.963cm"><text:p/></draw:line></draw:g><draw:frame draw:style-name="gr62" draw:text-style-name="P128" svg:width="0.773cm" svg:height="0.708cm" svg:x="2.381cm" svg:y="0.055cm"><draw:text-box><text:p text:style-name="P127"><text:span text:style-name="T202">A</text:span></text:p></draw:text-box></draw:frame></draw:g><draw:g draw:style-name="gr3"><draw:g draw:style-name="gr3"><draw:line draw:style-name="gr61" draw:text-style-name="P141" svg:x1="5.744cm" svg:y1="0.769cm" svg:x2="5.933cm" svg:y2="0.968cm"><text:p/></draw:line><draw:line draw:style-name="gr61" draw:text-style-name="P141" svg:x1="5.922cm" svg:y1="0.769cm" svg:x2="5.731cm" svg:y2="0.968cm"><text:p/></draw:line></draw:g><draw:frame draw:style-name="gr63" draw:text-style-name="P128" svg:width="0.775cm" svg:height="0.708cm" svg:x="5.48cm" svg:y="0.064cm"><draw:text-box><text:p text:style-name="P127"><text:span text:style-name="T202">B</text:span></text:p></draw:text-box></draw:frame></draw:g></draw:g><draw:line draw:style-name="gr64" draw:text-style-name="P132" svg:x1="2.717cm" svg:y1="0.86cm" svg:x2="5.841cm" svg:y2="0.873cm"><text:p/></draw:line></draw:g></text:h>
      <text:h text:style-name="_5f_Paragraphe" text:outline-level="1"/>
      <text:list xml:id="list92159461184003" text:continue-numbering="true" text:style-name="_5f_Numérotation_20_des_20_exercices">
        <text:list-item>
          <text:h text:style-name="P125" text:outline-level="1"><text:span text:style-name="_5f_Caractères">Traduis par un groupe nominal en français les expressions mathématiques suivantes.</text:span></text:h>
        </text:list-item>
      </text:list>
      <text:p text:style-name="P115"><text:span text:style-name="_5f_Caractères">[MN] : </text:span><text:span text:style-name="_5f_Caractères_5f_correction">Le segment qui a pour extrémités M et N</text:span><text:span text:style-name="_5f_Caractères">.</text:span></text:p>
      <text:list xml:id="list92158749164388" text:continue-numbering="true" text:style-name="_5f_Numérotation_20_des_20_exercices">
        <text:list-item>
          <text:p text:style-name="P114"><text:span text:style-name="_5f_Caractères_5f_gras">Longueurs et milieux</text:span></text:p>
          <text:list>
            <text:list-item>
              <text:p text:style-name="P117"><draw:g text:anchor-type="paragraph" draw:z-index="355" draw:name="Shape2" draw:style-name="gr31"><draw:g draw:style-name="gr3"><draw:g draw:name="Shape8_ 2" draw:style-name="gr3"><draw:line draw:style-name="gr32" draw:text-style-name="P133" svg:x1="0.364cm" svg:y1="0.669cm" svg:x2="2.931cm" svg:y2="1.286cm"><text:p/></draw:line><draw:frame draw:style-name="gr33" draw:text-style-name="P134" svg:width="0.309cm" svg:height="0.503cm" svg:x="7.527cm" svg:y="2.888cm"><draw:text-box><text:p text:style-name="P127"><text:span text:style-name="T206">P</text:span></text:p></draw:text-box></draw:frame><draw:line draw:style-name="gr34" draw:text-style-name="P133" svg:x1="5.159cm" svg:y1="0.506cm" svg:x2="8.431cm" svg:y2="1.567cm"><text:p/></draw:line><draw:line draw:style-name="gr35" draw:text-style-name="P133" svg:x1="0.349cm" svg:y1="3.4cm" svg:x2="5.13cm" svg:y2="1.254cm"><text:p/></draw:line><draw:line draw:style-name="gr36" draw:text-style-name="P133" svg:x1="6.429cm" svg:y1="1.859cm" svg:x2="7.505cm" svg:y2="2.96cm"><text:p/></draw:line><draw:line draw:style-name="gr37" draw:text-style-name="P133" svg:x1="2.524cm" svg:y1="3.48cm" svg:x2="6.764cm" svg:y2="3.48cm"><text:p/></draw:line><draw:line draw:style-name="gr38" draw:text-style-name="P133" svg:x1="0.96cm" svg:y1="2.422cm" svg:x2="0.596cm" svg:y2="1.896cm"><text:p/></draw:line><draw:frame draw:style-name="gr39" draw:text-style-name="P134" svg:width="0.322cm" svg:height="0.503cm" svg:x="6.107cm" svg:y="1.461cm"><draw:text-box><text:p text:style-name="P127"><text:span text:style-name="T206">O</text:span></text:p></draw:text-box></draw:frame><draw:frame draw:style-name="gr40" draw:text-style-name="P134" svg:width="0.309cm" svg:height="0.503cm" svg:x="6.884cm" svg:y="3.272cm"><draw:text-box><text:p text:style-name="P127"><text:span text:style-name="T206">L</text:span></text:p></draw:text-box></draw:frame><draw:frame draw:style-name="gr41" draw:text-style-name="P134" svg:width="0.309cm" svg:height="0.503cm" svg:x="2.17cm" svg:y="3.26cm"><draw:text-box><text:p text:style-name="P127"><text:span text:style-name="T206">K</text:span></text:p></draw:text-box></draw:frame><draw:frame draw:style-name="gr42" draw:text-style-name="P134" svg:width="0.309cm" svg:height="0.503cm" svg:x="8.585cm" svg:y="1.432cm"><draw:text-box><text:p text:style-name="P127"><text:span text:style-name="T206">N</text:span></text:p></draw:text-box></draw:frame><draw:frame draw:style-name="gr43" draw:text-style-name="P134" svg:width="0.346cm" svg:height="0.503cm" svg:x="4.77cm" svg:y="0.203cm"><draw:text-box><text:p text:style-name="P127"><text:span text:style-name="T206">M</text:span></text:p></draw:text-box></draw:frame><draw:frame draw:style-name="gr44" draw:text-style-name="P134" svg:width="0.309cm" svg:height="0.503cm" svg:x="0cm" svg:y="3.286cm"><draw:text-box><text:p text:style-name="P127"><text:span text:style-name="T206">E</text:span></text:p></draw:text-box></draw:frame><draw:frame draw:style-name="gr45" draw:text-style-name="P134" svg:width="0.309cm" svg:height="0.503cm" svg:x="5.359cm" svg:y="1.062cm"><draw:text-box><text:p text:style-name="P127"><text:span text:style-name="T206">F</text:span></text:p></draw:text-box></draw:frame><draw:frame draw:style-name="gr46" draw:text-style-name="P134" svg:width="0.309cm" svg:height="0.503cm" svg:x="0.938cm" svg:y="2.401cm"><draw:text-box><text:p text:style-name="P127"><text:span text:style-name="T206">D</text:span></text:p></draw:text-box></draw:frame><draw:frame draw:style-name="gr47" draw:text-style-name="P134" svg:width="0.309cm" svg:height="0.503cm" svg:x="0.305cm" svg:y="1.485cm"><draw:text-box><text:p text:style-name="P127"><text:span text:style-name="T206">C</text:span></text:p></draw:text-box></draw:frame><draw:frame draw:style-name="gr48" draw:text-style-name="P134" svg:width="0.309cm" svg:height="0.503cm" svg:x="3.11cm" svg:y="1.129cm"><draw:text-box><text:p text:style-name="P127"><text:span text:style-name="T206">B</text:span></text:p></draw:text-box></draw:frame><draw:frame draw:style-name="gr49" draw:text-style-name="P134" svg:width="0.309cm" svg:height="0.503cm" svg:x="0.042cm" svg:y="0.376cm"><draw:text-box><text:p text:style-name="P127"><text:span text:style-name="T206">A</text:span></text:p></draw:text-box></draw:frame></draw:g><draw:g draw:style-name="gr3"><draw:line draw:style-name="gr50" draw:text-style-name="P135" svg:x1="1.624cm" svg:y1="0.88cm" svg:x2="1.681cm" svg:y2="1.09cm"><text:p/></draw:line><draw:line draw:style-name="gr50" draw:text-style-name="P135" svg:x1="1.75cm" svg:y1="0.949cm" svg:x2="1.54cm" svg:y2="1.006cm"><text:p/></draw:line></draw:g><draw:g draw:style-name="gr3"><draw:line draw:style-name="gr50" draw:text-style-name="P135" svg:x1="1.624cm" svg:y1="0.88cm" svg:x2="1.681cm" svg:y2="1.09cm"><text:p/></draw:line><draw:line draw:style-name="gr50" draw:text-style-name="P135" svg:x1="1.75cm" svg:y1="0.949cm" svg:x2="1.54cm" svg:y2="1.006cm"><text:p/></draw:line></draw:g><draw:g draw:style-name="gr3"><draw:line draw:style-name="gr50" draw:text-style-name="P135" svg:x1="0.754cm" svg:y1="2.057cm" svg:x2="0.811cm" svg:y2="2.267cm"><text:p/></draw:line><draw:line draw:style-name="gr50" draw:text-style-name="P135" svg:x1="0.88cm" svg:y1="2.127cm" svg:x2="0.67cm" svg:y2="2.184cm"><text:p/></draw:line></draw:g><draw:g draw:style-name="gr3"><draw:line draw:style-name="gr50" draw:text-style-name="P135" svg:x1="6.768cm" svg:y1="0.947cm" svg:x2="6.825cm" svg:y2="1.157cm"><text:p/></draw:line><draw:line draw:style-name="gr50" draw:text-style-name="P135" svg:x1="6.894cm" svg:y1="1.016cm" svg:x2="6.684cm" svg:y2="1.073cm"><text:p/></draw:line></draw:g><draw:g draw:style-name="gr3"><draw:line draw:style-name="gr50" draw:text-style-name="P135" svg:x1="6.948cm" svg:y1="2.316cm" svg:x2="7.005cm" svg:y2="2.526cm"><text:p/></draw:line><draw:line draw:style-name="gr50" draw:text-style-name="P135" svg:x1="7.074cm" svg:y1="2.386cm" svg:x2="6.864cm" svg:y2="2.443cm"><text:p/></draw:line></draw:g><draw:g draw:style-name="gr3"><draw:line draw:style-name="gr50" draw:text-style-name="P135" svg:x1="4.625cm" svg:y1="3.386cm" svg:x2="4.682cm" svg:y2="3.596cm"><text:p/></draw:line><draw:line draw:style-name="gr50" draw:text-style-name="P135" svg:x1="4.751cm" svg:y1="3.457cm" svg:x2="4.541cm" svg:y2="3.514cm"><text:p/></draw:line></draw:g><draw:g draw:style-name="gr3"><draw:line draw:style-name="gr50" draw:text-style-name="P135" svg:x1="2.717cm" svg:y1="2.232cm" svg:x2="2.774cm" svg:y2="2.442cm"><text:p/></draw:line><draw:line draw:style-name="gr50" draw:text-style-name="P135" svg:x1="2.843cm" svg:y1="2.302cm" svg:x2="2.633cm" svg:y2="2.359cm"><text:p/></draw:line></draw:g></draw:g><draw:line draw:style-name="gr51" draw:text-style-name="P135" svg:x1="1.14cm" svg:y1="0.748cm" svg:x2="0.94cm" svg:y2="0.948cm"><text:p/></draw:line><draw:line draw:style-name="gr51" draw:text-style-name="P135" svg:x1="2.34cm" svg:y1="1.048cm" svg:x2="2.14cm" svg:y2="1.248cm"><text:p/></draw:line><draw:line draw:style-name="gr51" draw:text-style-name="P135" svg:x1="1.54cm" svg:y1="2.748cm" svg:x2="1.54cm" svg:y2="2.948cm"><text:p/></draw:line><draw:line draw:style-name="gr51" draw:text-style-name="P135" svg:x1="1.64cm" svg:y1="2.748cm" svg:x2="1.64cm" svg:y2="2.948cm"><text:p/></draw:line><draw:line draw:style-name="gr51" draw:text-style-name="P135" svg:x1="3.74cm" svg:y1="1.748cm" svg:x2="3.74cm" svg:y2="1.948cm"><text:p/></draw:line><draw:line draw:style-name="gr51" draw:text-style-name="P135" svg:x1="3.84cm" svg:y1="1.748cm" svg:x2="3.84cm" svg:y2="1.948cm"><text:p/></draw:line><draw:custom-shape draw:style-name="gr52" draw:text-style-name="P135" svg:width="0.101cm" svg:height="0.101cm" svg:x="0.64cm" svg:y="1.9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2" draw:text-style-name="P135" svg:width="0.101cm" svg:height="0.101cm" svg:x="0.84cm" svg:y="2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"><draw:line draw:style-name="gr51" draw:text-style-name="P135" svg:x1="3.64cm" svg:y1="3.45cm" svg:x2="3.54cm" svg:y2="3.55cm"><text:p/></draw:line><draw:line draw:style-name="gr51" draw:text-style-name="P135" svg:x1="3.74cm" svg:y1="3.548cm" svg:x2="3.54cm" svg:y2="3.548cm"><text:p/></draw:line><draw:line draw:style-name="gr51" draw:text-style-name="P135" svg:x1="3.74cm" svg:y1="3.55cm" svg:x2="3.64cm" svg:y2="3.45cm"><text:p/></draw:line></draw:g><draw:g draw:style-name="gr3"><draw:line draw:style-name="gr51" draw:text-style-name="P135" svg:x1="5.84cm" svg:y1="3.45cm" svg:x2="5.74cm" svg:y2="3.55cm"><text:p/></draw:line><draw:line draw:style-name="gr51" draw:text-style-name="P135" svg:x1="5.94cm" svg:y1="3.548cm" svg:x2="5.74cm" svg:y2="3.548cm"><text:p/></draw:line><draw:line draw:style-name="gr51" draw:text-style-name="P135" svg:x1="5.94cm" svg:y1="3.55cm" svg:x2="5.84cm" svg:y2="3.45cm"><text:p/></draw:line></draw:g><draw:g draw:style-name="gr3"><draw:g draw:style-name="gr3"><draw:line draw:style-name="gr51" draw:text-style-name="P135" svg:x1="5.74cm" svg:y1="0.649cm" svg:x2="5.74cm" svg:y2="0.749cm"><text:p/></draw:line><draw:line draw:style-name="gr51" draw:text-style-name="P135" svg:x1="5.84cm" svg:y1="0.748cm" svg:x2="5.74cm" svg:y2="0.748cm"><text:p/></draw:line><draw:line draw:style-name="gr51" draw:text-style-name="P135" svg:x1="5.84cm" svg:y1="0.749cm" svg:x2="5.84cm" svg:y2="0.649cm"><text:p/></draw:line><draw:line draw:style-name="gr51" draw:text-style-name="P135" svg:x1="5.74cm" svg:y1="0.649cm" svg:x2="5.84cm" svg:y2="0.649cm"><text:p/></draw:line></draw:g><draw:g draw:style-name="gr3"><draw:line draw:style-name="gr51" draw:text-style-name="P135" svg:x1="7.64cm" svg:y1="1.248cm" svg:x2="7.64cm" svg:y2="1.348cm"><text:p/></draw:line><draw:line draw:style-name="gr51" draw:text-style-name="P135" svg:x1="7.74cm" svg:y1="1.348cm" svg:x2="7.64cm" svg:y2="1.348cm"><text:p/></draw:line><draw:line draw:style-name="gr51" draw:text-style-name="P135" svg:x1="7.74cm" svg:y1="1.348cm" svg:x2="7.74cm" svg:y2="1.248cm"><text:p/></draw:line><draw:line draw:style-name="gr51" draw:text-style-name="P135" svg:x1="7.64cm" svg:y1="1.248cm" svg:x2="7.74cm" svg:y2="1.248cm"><text:p/></draw:line></draw:g></draw:g><draw:g draw:style-name="gr3"><draw:line draw:style-name="gr51" draw:text-style-name="P135" svg:x1="6.586cm" svg:y1="1.897cm" svg:x2="6.54cm" svg:y2="2.048cm"><text:p/></draw:line><draw:line draw:style-name="gr51" draw:text-style-name="P135" svg:x1="6.614cm" svg:y1="1.941cm" svg:x2="6.576cm" svg:y2="2.08cm"><text:p/></draw:line><draw:line draw:style-name="gr51" draw:text-style-name="P135" svg:x1="6.647cm" svg:y1="1.973cm" svg:x2="6.604cm" svg:y2="2.112cm"><text:p/></draw:line></draw:g><draw:g draw:style-name="gr3"><draw:line draw:style-name="gr51" draw:text-style-name="P135" svg:x1="7.186cm" svg:y1="2.533cm" svg:x2="7.14cm" svg:y2="2.684cm"><text:p/></draw:line><draw:line draw:style-name="gr51" draw:text-style-name="P135" svg:x1="7.214cm" svg:y1="2.577cm" svg:x2="7.176cm" svg:y2="2.716cm"><text:p/></draw:line><draw:line draw:style-name="gr51" draw:text-style-name="P135" svg:x1="7.247cm" svg:y1="2.609cm" svg:x2="7.204cm" svg:y2="2.748cm"><text:p/></draw:line></draw:g></draw:g><text:span text:style-name="_5f_Caractères">Mesure les segments ci‑dessus.</text:span></text:p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h text:style-name="P120" text:outline-level="1"><text:span text:style-name="_5f_Caractères"><text:span text:style-name="T199">AB = </text:span></text:span><text:span text:style-name="_5f_Caractères_5f_correction"><text:span text:style-name="T199">2,6</text:span></text:span><text:span text:style-name="_5f_Caractères"><text:span text:style-name="T199"> cm</text:span></text:span></text:h>
            <text:h text:style-name="P120" text:outline-level="1"><text:span text:style-name="_5f_Caractères"><text:span text:style-name="T199">CD = </text:span></text:span><text:span text:style-name="_5f_Caractères_5f_correction"><text:span text:style-name="T199">0,6</text:span></text:span><text:span text:style-name="_5f_Caractères"><text:span text:style-name="T199"> cm</text:span></text:span></text:h>
          </table:table-cell>
          <table:table-cell table:style-name="Table1.B1" office:value-type="string">
            <text:h text:style-name="P120" text:outline-level="1"><text:span text:style-name="_5f_Caractères_5f_correction"><text:span text:style-name="T199">EF</text:span></text:span><text:span text:style-name="_5f_Caractères"><text:span text:style-name="T199"> = </text:span></text:span><text:span text:style-name="_5f_Caractères_5f_correction"><text:span text:style-name="T199">5,2</text:span></text:span><text:span text:style-name="_5f_Caractères"><text:span text:style-name="T199"> cm</text:span></text:span></text:h>
            <text:h text:style-name="P120" text:outline-level="1"><text:span text:style-name="_5f_Caractères_5f_correction"><text:span text:style-name="T199">MN</text:span></text:span><text:span text:style-name="_5f_Caractères"><text:span text:style-name="T199"> = </text:span></text:span><text:span text:style-name="_5f_Caractères_5f_correction"><text:span text:style-name="T199">3,4</text:span></text:span><text:span text:style-name="_5f_Caractères"><text:span text:style-name="T199"> cm</text:span></text:span></text:h>
          </table:table-cell>
          <table:table-cell table:style-name="Table1.B1" office:value-type="string">
            <text:h text:style-name="P120" text:outline-level="1"><text:span text:style-name="_5f_Caractères_5f_correction"><text:span text:style-name="T199">OP</text:span></text:span><text:span text:style-name="_5f_Caractères"><text:span text:style-name="T199"> = </text:span></text:span><text:span text:style-name="_5f_Caractères_5f_correction"><text:span text:style-name="T199">1,5</text:span></text:span><text:span text:style-name="_5f_Caractères"><text:span text:style-name="T199"> cm</text:span></text:span></text:h>
            <text:h text:style-name="P120" text:outline-level="1"><text:span text:style-name="_5f_Caractères_5f_correction"><text:span text:style-name="T199">KL</text:span></text:span><text:span text:style-name="_5f_Caractères"><text:span text:style-name="T199"> = </text:span></text:span><text:span text:style-name="_5f_Caractères_5f_correction"><text:span text:style-name="T199">4,2</text:span></text:span><text:span text:style-name="_5f_Caractères"><text:span text:style-name="T199"> cm</text:span></text:span></text:h>
          </table:table-cell>
        </table:table-row>
      </table:table>
      <text:list xml:id="list92158951229995" text:continue-numbering="true" text:style-name="_5f_Numérotation_20_des_20_exercices">
        <text:list-item>
          <text:list>
            <text:list-item>
              <text:p text:style-name="P118"><text:span text:style-name="_5f_Caractères">Construis le milieu de chaque segment et code les longueurs égales.</text:span></text:p>
            </text:list-item>
            <text:list-item>
              <text:p text:style-name="P119"><text:span text:style-name="_5f_Caractères">On appelle J le milieu du segment [KL]. Combien mesure KJ ? Et JL ?</text:span></text:p>
            </text:list-item>
          </text:list>
        </text:list-item>
      </text:list>
      <text:h text:style-name="P110" text:outline-level="1"><text:span text:style-name="_5f_Caractères">KJ = 2,1cm<text:tab/></text:span><text:span text:style-name="_5f_Caractères_5f_correction">J</text:span><text:span text:style-name="_5f_Caractères">L = 2 ,1cm</text:span></text:h>
      <text:list xml:id="list92158321377325" text:continue-numbering="true" text:style-name="_5f_Numérotation_20_des_20_exercices">
        <text:list-item>
          <text:h text:style-name="P125" text:outline-level="1"><text:span text:style-name="_5f_Caractères">On considère un segment [JL] et on appelle U son milieu. Complète les phrases suivantes :</text:span></text:h>
          <text:list>
            <text:list-item>
              <text:p text:style-name="P117"><text:span text:style-name="_5f_Caractères">Si JL = 12 cm, alors UL = </text:span><text:span text:style-name="_5f_Caractères_5f_correction">6</text:span><text:span text:style-name="_5f_pointillés_20_gris"> </text:span><text:span text:style-name="_5f_Caractères">cm.</text:span></text:p>
            </text:list-item>
            <text:list-item>
              <text:p text:style-name="P117"><text:span text:style-name="_5f_Caractères">Si JU = 4 m, alors UL = </text:span><text:span text:style-name="_5f_Caractères_5f_correction"><text:span text:style-name="T192">4</text:span></text:span><text:span text:style-name="_5f_Caractères"> </text:span><text:span text:style-name="_5f_Caractères_5f_correction">m</text:span></text:p>
            </text:list-item>
            <text:list-item>
              <text:p text:style-name="P119"><text:span text:style-name="_5f_Caractères">Si UL = 5 hm, alors JL = </text:span><text:span text:style-name="_5f_Caractères_5f_correction">10</text:span><text:span text:style-name="_5f_Caractères"> </text:span><text:span text:style-name="_5f_Caractères_5f_correction">hm</text:span></text:p>
            </text:list-item>
          </text:list>
        </text:list-item>
        <text:list-item>
          <text:h text:style-name="P122" text:outline-level="1"><text:span text:style-name="_5f_Caractères">Vrai ou faux</text:span></text:h>
        </text:list-item>
      </text:list>
      <text:h text:style-name="P108" text:outline-level="1"><text:span text:style-name="_5f_Caractères">Complète par « vrai » ou « faux ».</text:span></text:h>
      <text:list xml:id="list92157875125347" text:continue-numbering="true" text:style-name="_5f_Numérotation_20_des_20_exercices">
        <text:list-item>
          <text:list>
            <text:list-header>
              <text:p text:style-name="P112"><text:span text:style-name="_5f_Caractères">Si le point O est au milieu du segment [SL], alors les points S, O et L sont alignés dans cet ordre : </text:span><text:span text:style-name="_5f_Caractères_5f_correction"><text:span text:style-name="T198">vrai</text:span></text:span></text:p>
            </text:list-header>
          </text:list>
        </text:list-item>
        <text:list-item>
          <text:h text:style-name="P122" text:outline-level="1"><text:span text:style-name="_5f_Caractères">Vrai (V) ou Faux (F) ?</text:span></text:h>
        </text:list-item>
      </text:list>
      <text:h text:style-name="P108" text:outline-level="1"><text:span text:style-name="_5f_Caractères">Fais </text:span><text:span text:style-name="_5f_Caractères"><text:span text:style-name="T197">une</text:span></text:span><text:span text:style-name="_5f_Caractères"> figure sur une feuille de brouillon pour t’aider à trouver </text:span><text:span text:style-name="_5f_Caractères"><text:span text:style-name="T197">la</text:span></text:span><text:span text:style-name="_5f_Caractères"> réponses.</text:span></text:h>
      <text:list xml:id="list92158099812321" text:continue-numbering="true" text:style-name="_5f_Numérotation_20_des_20_exercices">
        <text:list-item>
          <text:list>
            <text:list-header>
              <text:p text:style-name="P117"><text:span text:style-name="_5f_Caractères">Si E ∈ [DF] alors D ∈ [EF] : </text:span><text:span text:style-name="_5f_Caractères_5f_correction"><text:span text:style-name="T193">F</text:span></text:span></text:p>
              <text:p text:style-name="P117"><text:span text:style-name="_5f_Caractères">Si C ∈ [AB) mais C ∉ [AB] alors A ∈ [CB) : </text:span><text:span text:style-name="_5f_Caractères_5f_correction">V</text:span></text:p>
            </text:list-header>
          </text:list>
        </text:list-item>
        <text:list-item>
          <text:h text:style-name="P122" text:outline-level="1"><text:span text:style-name="_5f_Caractères_5f_gras">Un escargot</text:span></text:h>
        </text:list-item>
      </text:list>
      <text:h text:style-name="P108" text:outline-level="1"><text:span text:style-name="_5f_Caractères">Complète la figure ci-dessous, en suivant les instructions suivantes :</text:span></text:h>
      <text:list xml:id="list92158009077827" text:continue-numbering="true" text:style-name="_5f_Numérotation_20_des_20_exercices">
        <text:list-item>
          <text:list>
            <text:list-item>
              <text:p text:style-name="P117"><text:span text:style-name="_5f_Caractères">Construis les milieux respectifs I, J, K, L, M, N et P de [OB], [OC], [OD], [OE], [OF], [OG], et [OH].</text:span></text:p>
            </text:list-item>
            <text:list-item>
              <text:p text:style-name="P117"><text:span text:style-name="_5f_Caractères">Construis les milieux respectifs Q, R, S, T, U et V de [OJ], [OK], [OL], [OM], [ON] et [OP].</text:span></text:p>
            </text:list-item>
            <text:list-item>
              <text:p text:style-name="P117"><text:span text:style-name="_5f_Caractères">Construis les milieux respectifs A’, B’, C’, D’ et E’ de [OQ], [OR], [OS], [OT] et [OU].</text:span></text:p>
            </text:list-item>
            <text:list-item>
              <text:p text:style-name="P117"><text:span text:style-name="_5f_Caractères">Construis les milieux respectifs F’, G’, H’, I’ et K’ <text:s/>de [OA’], [OB’], [OC’], [OD’] et [OE’].</text:span></text:p>
            </text:list-item>
            <text:list-item>
              <text:p text:style-name="P117"><text:span text:style-name="_5f_Caractères">Construis les segments [AI], [IQ], [QB’], …</text:span></text:p>
              <text:p text:style-name="P117"><draw:g text:anchor-type="paragraph" draw:z-index="356" draw:name="Forme 1" draw:style-name="gr1"><draw:line draw:style-name="gr2" draw:text-style-name="P126" svg:x1="0.098cm" svg:y1="4.763cm" svg:x2="7.629cm" svg:y2="4.763cm"><text:p/></draw:line><draw:line draw:style-name="gr2" draw:text-style-name="P126" svg:x1="3.864cm" svg:y1="8.531cm" svg:x2="3.864cm" svg:y2="1cm"><text:p/></draw:line><draw:g draw:style-name="gr3"><draw:line draw:style-name="gr2" draw:text-style-name="P126" svg:x1="3.789cm" svg:y1="0.923cm" svg:x2="3.94cm" svg:y2="1.074cm"><text:p/></draw:line><draw:line draw:style-name="gr2" draw:text-style-name="P126" svg:x1="3.94cm" svg:y1="0.923cm" svg:x2="3.789cm" svg:y2="1.074cm"><text:p/></draw:line></draw:g><draw:g draw:style-name="gr3"><draw:line draw:style-name="gr2" draw:text-style-name="P126" svg:x1="0.023cm" svg:y1="4.69cm" svg:x2="0.174cm" svg:y2="4.841cm"><text:p/></draw:line><draw:line draw:style-name="gr2" draw:text-style-name="P126" svg:x1="0.174cm" svg:y1="4.69cm" svg:x2="0.023cm" svg:y2="4.841cm"><text:p/></draw:line></draw:g><draw:g draw:style-name="gr3"><draw:line draw:style-name="gr2" draw:text-style-name="P126" svg:x1="0.023cm" svg:y1="4.69cm" svg:x2="0.174cm" svg:y2="4.841cm"><text:p/></draw:line><draw:line draw:style-name="gr2" draw:text-style-name="P126" svg:x1="0.174cm" svg:y1="4.69cm" svg:x2="0.023cm" svg:y2="4.841cm"><text:p/></draw:line></draw:g><draw:g draw:style-name="gr3"><draw:line draw:style-name="gr2" draw:text-style-name="P126" svg:x1="3.789cm" svg:y1="8.456cm" svg:x2="3.94cm" svg:y2="8.607cm"><text:p/></draw:line><draw:line draw:style-name="gr2" draw:text-style-name="P126" svg:x1="3.94cm" svg:y1="8.456cm" svg:x2="3.789cm" svg:y2="8.607cm"><text:p/></draw:line></draw:g><draw:frame draw:style-name="gr4" draw:text-style-name="P128" svg:width="0.749cm" svg:height="0.675cm" svg:x="6.343cm" svg:y="1.752cm"><draw:text-box><text:p text:style-name="P127"><text:span text:style-name="T202">B</text:span></text:p></draw:text-box></draw:frame><draw:line draw:style-name="gr2" draw:text-style-name="P126" svg:x1="1.201cm" svg:y1="7.426cm" svg:x2="6.526cm" svg:y2="2.101cm"><text:p/></draw:line><draw:g draw:style-name="gr3"><draw:line draw:style-name="gr2" draw:text-style-name="P126" svg:x1="1.138cm" svg:y1="2.036cm" svg:x2="1.289cm" svg:y2="2.187cm"><text:p/></draw:line><draw:line draw:style-name="gr2" draw:text-style-name="P126" svg:x1="1.289cm" svg:y1="2.036cm" svg:x2="1.138cm" svg:y2="2.187cm"><text:p/></draw:line></draw:g><draw:g draw:style-name="gr3"><draw:line draw:style-name="gr2" draw:text-style-name="P126" svg:x1="1.13cm" svg:y1="7.361cm" svg:x2="1.281cm" svg:y2="7.512cm"><text:p/></draw:line><draw:line draw:style-name="gr2" draw:text-style-name="P126" svg:x1="1.281cm" svg:y1="7.361cm" svg:x2="1.13cm" svg:y2="7.512cm"><text:p/></draw:line></draw:g><draw:line draw:style-name="gr2" draw:text-style-name="P126" svg:x1="6.526cm" svg:y1="7.426cm" svg:x2="1.201cm" svg:y2="2.101cm"><text:p/></draw:line><draw:g draw:style-name="gr3"><draw:line draw:style-name="gr2" draw:text-style-name="P126" svg:x1="6.477cm" svg:y1="7.377cm" svg:x2="6.628cm" svg:y2="7.528cm"><text:p/></draw:line><draw:line draw:style-name="gr2" draw:text-style-name="P126" svg:x1="6.628cm" svg:y1="7.377cm" svg:x2="6.477cm" svg:y2="7.528cm"><text:p/></draw:line></draw:g><draw:frame draw:style-name="gr5" draw:text-style-name="P128" svg:width="0.752cm" svg:height="0.675cm" svg:x="3.704cm" svg:y="0.547cm"><draw:text-box><text:p text:style-name="P127"><text:span text:style-name="T202">C</text:span></text:p></draw:text-box></draw:frame><draw:frame draw:style-name="gr6" draw:text-style-name="P128" svg:width="0.777cm" svg:height="0.676cm" svg:x="0.624cm" svg:y="1.561cm"><draw:text-box><text:p text:style-name="P127"><text:span text:style-name="T202">D</text:span></text:p></draw:text-box></draw:frame><draw:g draw:style-name="gr3"><draw:line draw:style-name="gr2" draw:text-style-name="P126" svg:x1="6.424cm" svg:y1="2.023cm" svg:x2="6.575cm" svg:y2="2.174cm"><text:p/></draw:line><draw:line draw:style-name="gr2" draw:text-style-name="P126" svg:x1="6.575cm" svg:y1="2.023cm" svg:x2="6.424cm" svg:y2="2.174cm"><text:p/></draw:line></draw:g><draw:frame draw:style-name="gr7" draw:text-style-name="P128" svg:width="0.731cm" svg:height="0.675cm" svg:x="-0.427cm" svg:y="4.099cm"><draw:text-box><text:p text:style-name="P127"><text:span text:style-name="T202">E</text:span></text:p></draw:text-box></draw:frame><draw:frame draw:style-name="gr8" draw:text-style-name="P128" svg:width="0.713cm" svg:height="0.675cm" svg:x="0.637cm" svg:y="7.174cm"><draw:text-box><text:p text:style-name="P127"><text:span text:style-name="T202">F</text:span></text:p></draw:text-box></draw:frame><draw:frame draw:style-name="gr9" draw:text-style-name="P128" svg:width="0.78cm" svg:height="0.675cm" svg:x="3.26cm" svg:y="8.298cm"><draw:text-box><text:p text:style-name="P127"><text:span text:style-name="T202">G</text:span></text:p></draw:text-box></draw:frame><draw:frame draw:style-name="gr10" draw:text-style-name="P128" svg:width="0.772cm" svg:height="0.675cm" svg:x="6.427cm" svg:y="7.319cm"><draw:text-box><text:p text:style-name="P127"><text:span text:style-name="T202">H</text:span></text:p></draw:text-box></draw:frame><draw:line draw:style-name="gr11" draw:text-style-name="P126" svg:x1="5.125cm" svg:y1="3.355cm" svg:x2="5.276cm" svg:y2="3.506cm"><text:p/></draw:line><draw:line draw:style-name="gr11" draw:text-style-name="P126" svg:x1="5.276cm" svg:y1="3.355cm" svg:x2="5.125cm" svg:y2="3.506cm"><text:p/></draw:line><draw:frame draw:style-name="gr12" draw:text-style-name="P129" svg:width="0.754cm" svg:height="0.675cm" svg:x="5.38cm" svg:y="2.979cm"><draw:text-box><text:p text:style-name="P127"><text:span text:style-name="T203">I</text:span></text:p></draw:text-box></draw:frame><draw:frame draw:style-name="gr12" draw:text-style-name="P129" svg:width="0.754cm" svg:height="0.675cm" svg:x="2.282cm" svg:y="2.704cm"><draw:text-box><text:p text:style-name="P127"><text:span text:style-name="T203">K</text:span></text:p></draw:text-box></draw:frame><draw:line draw:style-name="gr11" draw:text-style-name="P126" svg:x1="3.788cm" svg:y1="2.793cm" svg:x2="3.939cm" svg:y2="2.944cm"><text:p/></draw:line><draw:line draw:style-name="gr11" draw:text-style-name="P126" svg:x1="3.939cm" svg:y1="2.793cm" svg:x2="3.788cm" svg:y2="2.944cm"><text:p/></draw:line><draw:line draw:style-name="gr11" draw:text-style-name="P126" svg:x1="2.428cm" svg:y1="3.368cm" svg:x2="2.579cm" svg:y2="3.519cm"><text:p/></draw:line><draw:line draw:style-name="gr11" draw:text-style-name="P126" svg:x1="2.579cm" svg:y1="3.368cm" svg:x2="2.428cm" svg:y2="3.519cm"><text:p/></draw:line><draw:line draw:style-name="gr11" draw:text-style-name="P126" svg:x1="1.887cm" svg:y1="4.699cm" svg:x2="2.038cm" svg:y2="4.85cm"><text:p/></draw:line><draw:line draw:style-name="gr11" draw:text-style-name="P126" svg:x1="2.038cm" svg:y1="4.699cm" svg:x2="1.887cm" svg:y2="4.85cm"><text:p/></draw:line><draw:line draw:style-name="gr11" draw:text-style-name="P126" svg:x1="2.45cm" svg:y1="6.03cm" svg:x2="2.601cm" svg:y2="6.181cm"><text:p/></draw:line><draw:line draw:style-name="gr11" draw:text-style-name="P126" svg:x1="2.601cm" svg:y1="6.03cm" svg:x2="2.45cm" svg:y2="6.181cm"><text:p/></draw:line><draw:line draw:style-name="gr11" draw:text-style-name="P126" svg:x1="3.793cm" svg:y1="6.56cm" svg:x2="3.944cm" svg:y2="6.711cm"><text:p/></draw:line><draw:line draw:style-name="gr11" draw:text-style-name="P126" svg:x1="3.944cm" svg:y1="6.56cm" svg:x2="3.793cm" svg:y2="6.711cm"><text:p/></draw:line><draw:line draw:style-name="gr11" draw:text-style-name="P126" svg:x1="5.119cm" svg:y1="6.043cm" svg:x2="5.27cm" svg:y2="6.194cm"><text:p/></draw:line><draw:line draw:style-name="gr11" draw:text-style-name="P126" svg:x1="5.27cm" svg:y1="6.043cm" svg:x2="5.119cm" svg:y2="6.194cm"><text:p/></draw:line><draw:frame draw:style-name="gr13" draw:text-style-name="P129" svg:width="0.752cm" svg:height="0.676cm" svg:x="3.783cm" svg:y="2.279cm"><draw:text-box><text:p text:style-name="P127"><text:span text:style-name="T203">J</text:span></text:p></draw:text-box></draw:frame><draw:frame draw:style-name="gr13" draw:text-style-name="P129" svg:width="0.752cm" svg:height="0.676cm" svg:x="1.182cm" svg:y="4.191cm"><draw:text-box><text:p text:style-name="P127"><text:span text:style-name="T203">L</text:span></text:p></draw:text-box></draw:frame><draw:frame draw:style-name="gr14" draw:text-style-name="P129" svg:width="0.81cm" svg:height="0.676cm" svg:x="2.108cm" svg:y="6.103cm"><draw:text-box><text:p text:style-name="P127"><text:span text:style-name="T203">M</text:span></text:p></draw:text-box></draw:frame><draw:frame draw:style-name="gr15" draw:text-style-name="P129" svg:width="0.77cm" svg:height="0.675cm" svg:x="3.748cm" svg:y="6.604cm"><draw:text-box><text:p text:style-name="P127"><text:span text:style-name="T203">N</text:span></text:p></draw:text-box></draw:frame><draw:frame draw:style-name="gr12" draw:text-style-name="P129" svg:width="0.754cm" svg:height="0.675cm" svg:x="5.24cm" svg:y="5.74cm"><draw:text-box><text:p text:style-name="P127"><text:span text:style-name="T203">P</text:span></text:p></draw:text-box></draw:frame><draw:frame draw:style-name="gr16" draw:text-style-name="P129" svg:width="0.784cm" svg:height="0.675cm" svg:x="3.755cm" svg:y="3.343cm"><draw:text-box><text:p text:style-name="P127"><text:span text:style-name="T203">Q</text:span></text:p></draw:text-box></draw:frame><draw:frame draw:style-name="gr17" draw:text-style-name="P129" svg:width="0.809cm" svg:height="0.675cm" svg:x="3.235cm" svg:y="5.442cm"><draw:text-box><text:p text:style-name="P127"><text:span text:style-name="T203">U</text:span></text:p></draw:text-box></draw:frame><draw:frame draw:style-name="gr4" draw:text-style-name="P128" svg:width="0.749cm" svg:height="0.675cm" svg:x="7.488cm" svg:y="4.405cm"><draw:text-box><text:p text:style-name="P127"><text:span text:style-name="T202">A</text:span></text:p></draw:text-box></draw:frame><draw:g draw:style-name="gr3"><draw:line draw:style-name="gr2" draw:text-style-name="P126" svg:x1="7.569cm" svg:y1="4.676cm" svg:x2="7.72cm" svg:y2="4.827cm"><text:p/></draw:line><draw:line draw:style-name="gr2" draw:text-style-name="P126" svg:x1="7.72cm" svg:y1="4.676cm" svg:x2="7.569cm" svg:y2="4.827cm"><text:p/></draw:line></draw:g><draw:g draw:style-name="gr3"><draw:line draw:style-name="gr18" draw:text-style-name="P130" svg:x1="3.825cm" svg:y1="4.716cm" svg:x2="3.875cm" svg:y2="4.766cm"><text:p/></draw:line><draw:line draw:style-name="gr18" draw:text-style-name="P130" svg:x1="3.825cm" svg:y1="4.766cm" svg:x2="3.875cm" svg:y2="4.716cm"><text:p/></draw:line></draw:g><draw:line draw:style-name="gr11" draw:text-style-name="P126" svg:x1="4.471cm" svg:y1="4.075cm" svg:x2="4.547cm" svg:y2="4.15cm"><text:p/></draw:line><draw:line draw:style-name="gr11" draw:text-style-name="P126" svg:x1="4.547cm" svg:y1="4.075cm" svg:x2="4.471cm" svg:y2="4.15cm"><text:p/></draw:line><draw:frame draw:style-name="gr19" draw:text-style-name="P129" svg:width="0.609cm" svg:height="0.675cm" svg:x="4.484cm" svg:y="3.89cm"><draw:text-box><text:p text:style-name="P127"><text:span text:style-name="T203">I</text:span></text:p></draw:text-box></draw:frame><draw:frame draw:style-name="gr20" draw:text-style-name="P129" svg:width="0.75cm" svg:height="0.675cm" svg:x="2.935cm" svg:y="3.542cm"><draw:text-box><text:p text:style-name="P127"><text:span text:style-name="T203">R</text:span></text:p></draw:text-box></draw:frame><draw:line draw:style-name="gr11" draw:text-style-name="P126" svg:x1="3.819cm" svg:y1="3.796cm" svg:x2="3.895cm" svg:y2="3.871cm"><text:p/></draw:line><draw:line draw:style-name="gr11" draw:text-style-name="P126" svg:x1="3.895cm" svg:y1="3.796cm" svg:x2="3.819cm" svg:y2="3.871cm"><text:p/></draw:line><draw:line draw:style-name="gr11" draw:text-style-name="P126" svg:x1="3.144cm" svg:y1="4.058cm" svg:x2="3.22cm" svg:y2="4.133cm"><text:p/></draw:line><draw:line draw:style-name="gr11" draw:text-style-name="P126" svg:x1="3.22cm" svg:y1="4.058cm" svg:x2="3.144cm" svg:y2="4.133cm"><text:p/></draw:line><draw:line draw:style-name="gr11" draw:text-style-name="P126" svg:x1="2.849cm" svg:y1="4.731cm" svg:x2="2.925cm" svg:y2="4.806cm"><text:p/></draw:line><draw:line draw:style-name="gr11" draw:text-style-name="P126" svg:x1="2.925cm" svg:y1="4.731cm" svg:x2="2.849cm" svg:y2="4.806cm"><text:p/></draw:line><draw:line draw:style-name="gr11" draw:text-style-name="P126" svg:x1="3.131cm" svg:y1="5.405cm" svg:x2="3.207cm" svg:y2="5.48cm"><text:p/></draw:line><draw:line draw:style-name="gr11" draw:text-style-name="P126" svg:x1="3.207cm" svg:y1="5.405cm" svg:x2="3.131cm" svg:y2="5.48cm"><text:p/></draw:line><draw:line draw:style-name="gr11" draw:text-style-name="P126" svg:x1="3.815cm" svg:y1="5.669cm" svg:x2="3.891cm" svg:y2="5.744cm"><text:p/></draw:line><draw:line draw:style-name="gr11" draw:text-style-name="P126" svg:x1="3.891cm" svg:y1="5.669cm" svg:x2="3.815cm" svg:y2="5.744cm"><text:p/></draw:line><draw:line draw:style-name="gr11" draw:text-style-name="P126" svg:x1="4.484cm" svg:y1="5.405cm" svg:x2="4.56cm" svg:y2="5.48cm"><text:p/></draw:line><draw:line draw:style-name="gr11" draw:text-style-name="P126" svg:x1="4.56cm" svg:y1="5.405cm" svg:x2="4.484cm" svg:y2="5.48cm"><text:p/></draw:line><draw:frame draw:style-name="gr7" draw:text-style-name="P129" svg:width="0.731cm" svg:height="0.675cm" svg:x="2.333cm" svg:y="4.204cm"><draw:text-box><text:p text:style-name="P127"><text:span text:style-name="T203">S</text:span></text:p></draw:text-box></draw:frame><draw:frame draw:style-name="gr17" draw:text-style-name="P129" svg:width="0.809cm" svg:height="0.675cm" svg:x="2.535cm" svg:y="5.004cm"><draw:text-box><text:p text:style-name="P127"><text:span text:style-name="T203">T</text:span></text:p></draw:text-box></draw:frame><draw:frame draw:style-name="gr20" draw:text-style-name="P129" svg:width="0.75cm" svg:height="0.675cm" svg:x="4.388cm" svg:y="5.041cm"><draw:text-box><text:p text:style-name="P127"><text:span text:style-name="T203">V</text:span></text:p></draw:text-box></draw:frame><draw:frame draw:style-name="gr21" draw:text-style-name="P128" svg:width="0.786cm" svg:height="0.675cm" svg:x="3.932cm" svg:y="4.304cm"><draw:text-box><text:p text:style-name="P127"><text:span text:style-name="T202">O</text:span></text:p></draw:text-box></draw:frame><draw:g draw:style-name="gr3"><draw:line draw:style-name="gr18" draw:text-style-name="P130" svg:x1="3.842cm" svg:y1="4.743cm" svg:x2="3.867cm" svg:y2="4.768cm"><text:p/></draw:line><draw:line draw:style-name="gr18" draw:text-style-name="P130" svg:x1="3.842cm" svg:y1="4.768cm" svg:x2="3.867cm" svg:y2="4.743cm"><text:p/></draw:line></draw:g><draw:line draw:style-name="gr11" draw:text-style-name="P126" svg:x1="4.166cm" svg:y1="4.423cm" svg:x2="4.204cm" svg:y2="4.461cm"><text:p/></draw:line><draw:line draw:style-name="gr11" draw:text-style-name="P126" svg:x1="4.204cm" svg:y1="4.423cm" svg:x2="4.166cm" svg:y2="4.461cm"><text:p/></draw:line><draw:line draw:style-name="gr11" draw:text-style-name="P126" svg:x1="3.84cm" svg:y1="4.283cm" svg:x2="3.878cm" svg:y2="4.321cm"><text:p/></draw:line><draw:line draw:style-name="gr11" draw:text-style-name="P126" svg:x1="3.878cm" svg:y1="4.283cm" svg:x2="3.84cm" svg:y2="4.321cm"><text:p/></draw:line><draw:line draw:style-name="gr11" draw:text-style-name="P126" svg:x1="3.502cm" svg:y1="4.414cm" svg:x2="3.54cm" svg:y2="4.452cm"><text:p/></draw:line><draw:line draw:style-name="gr11" draw:text-style-name="P126" svg:x1="3.54cm" svg:y1="4.414cm" svg:x2="3.502cm" svg:y2="4.452cm"><text:p/></draw:line><draw:line draw:style-name="gr11" draw:text-style-name="P126" svg:x1="3.355cm" svg:y1="4.75cm" svg:x2="3.393cm" svg:y2="4.788cm"><text:p/></draw:line><draw:line draw:style-name="gr11" draw:text-style-name="P126" svg:x1="3.393cm" svg:y1="4.75cm" svg:x2="3.355cm" svg:y2="4.788cm"><text:p/></draw:line><draw:line draw:style-name="gr11" draw:text-style-name="P126" svg:x1="3.496cm" svg:y1="5.087cm" svg:x2="3.534cm" svg:y2="5.125cm"><text:p/></draw:line><draw:line draw:style-name="gr11" draw:text-style-name="P126" svg:x1="3.534cm" svg:y1="5.087cm" svg:x2="3.496cm" svg:y2="5.125cm"><text:p/></draw:line><draw:line draw:style-name="gr11" draw:text-style-name="P126" svg:x1="3.838cm" svg:y1="5.221cm" svg:x2="3.876cm" svg:y2="5.259cm"><text:p/></draw:line><draw:line draw:style-name="gr11" draw:text-style-name="P126" svg:x1="3.876cm" svg:y1="5.221cm" svg:x2="3.838cm" svg:y2="5.259cm"><text:p/></draw:line><draw:line draw:style-name="gr11" draw:text-style-name="P126" svg:x1="4.173cm" svg:y1="5.087cm" svg:x2="4.211cm" svg:y2="5.125cm"><text:p/></draw:line><draw:line draw:style-name="gr11" draw:text-style-name="P126" svg:x1="4.211cm" svg:y1="5.087cm" svg:x2="4.173cm" svg:y2="5.125cm"><text:p/></draw:line><draw:frame draw:style-name="gr22" draw:text-style-name="P131" svg:width="0.717cm" svg:height="0.5cm" svg:x="3.718cm" svg:y="3.923cm"><draw:text-box><text:p text:style-name="P127"><text:span text:style-name="T204">A’</text:span></text:p></draw:text-box></draw:frame><draw:g draw:style-name="gr3"><draw:line draw:style-name="gr18" draw:text-style-name="P130" svg:x1="3.854cm" svg:y1="4.745cm" svg:x2="3.868cm" svg:y2="4.759cm"><text:p/></draw:line><draw:line draw:style-name="gr18" draw:text-style-name="P130" svg:x1="3.854cm" svg:y1="4.759cm" svg:x2="3.868cm" svg:y2="4.745cm"><text:p/></draw:line></draw:g><draw:line draw:style-name="gr11" draw:text-style-name="P126" svg:x1="4.031cm" svg:y1="4.571cm" svg:x2="4.052cm" svg:y2="4.591cm"><text:p/></draw:line><draw:line draw:style-name="gr11" draw:text-style-name="P126" svg:x1="4.052cm" svg:y1="4.571cm" svg:x2="4.031cm" svg:y2="4.591cm"><text:p/></draw:line><draw:line draw:style-name="gr11" draw:text-style-name="P126" svg:x1="3.852cm" svg:y1="4.496cm" svg:x2="3.873cm" svg:y2="4.516cm"><text:p/></draw:line><draw:line draw:style-name="gr11" draw:text-style-name="P126" svg:x1="3.873cm" svg:y1="4.496cm" svg:x2="3.852cm" svg:y2="4.516cm"><text:p/></draw:line><draw:line draw:style-name="gr11" draw:text-style-name="P126" svg:x1="3.667cm" svg:y1="4.566cm" svg:x2="3.688cm" svg:y2="4.586cm"><text:p/></draw:line><draw:line draw:style-name="gr11" draw:text-style-name="P126" svg:x1="3.688cm" svg:y1="4.566cm" svg:x2="3.667cm" svg:y2="4.586cm"><text:p/></draw:line><draw:line draw:style-name="gr11" draw:text-style-name="P126" svg:x1="3.586cm" svg:y1="4.75cm" svg:x2="3.607cm" svg:y2="4.77cm"><text:p/></draw:line><draw:line draw:style-name="gr11" draw:text-style-name="P126" svg:x1="3.607cm" svg:y1="4.75cm" svg:x2="3.586cm" svg:y2="4.77cm"><text:p/></draw:line><draw:line draw:style-name="gr11" draw:text-style-name="P126" svg:x1="3.662cm" svg:y1="4.933cm" svg:x2="3.683cm" svg:y2="4.953cm"><text:p/></draw:line><draw:line draw:style-name="gr11" draw:text-style-name="P126" svg:x1="3.683cm" svg:y1="4.933cm" svg:x2="3.662cm" svg:y2="4.953cm"><text:p/></draw:line><draw:line draw:style-name="gr11" draw:text-style-name="P126" svg:x1="3.849cm" svg:y1="5.005cm" svg:x2="3.87cm" svg:y2="5.025cm"><text:p/></draw:line><draw:line draw:style-name="gr11" draw:text-style-name="P126" svg:x1="3.87cm" svg:y1="5.005cm" svg:x2="3.849cm" svg:y2="5.025cm"><text:p/></draw:line><draw:line draw:style-name="gr11" draw:text-style-name="P126" svg:x1="4.035cm" svg:y1="4.933cm" svg:x2="4.056cm" svg:y2="4.953cm"><text:p/></draw:line><draw:line draw:style-name="gr11" draw:text-style-name="P126" svg:x1="4.056cm" svg:y1="4.933cm" svg:x2="4.035cm" svg:y2="4.953cm"><text:p/></draw:line><draw:frame draw:style-name="gr23" draw:text-style-name="P131" svg:width="0.719cm" svg:height="0.5cm" svg:x="3.282cm" svg:y="4.004cm"><draw:text-box><text:p text:style-name="P127"><text:span text:style-name="T204">B’</text:span></text:p></draw:text-box></draw:frame><draw:frame draw:style-name="gr24" draw:text-style-name="P131" svg:width="0.745cm" svg:height="0.911cm" svg:x="2.916cm" svg:y="4.304cm"><draw:text-box><text:p text:style-name="P127"><text:span text:style-name="T204">C’</text:span></text:p></draw:text-box></draw:frame><draw:frame draw:style-name="gr25" draw:text-style-name="P131" svg:width="0.867cm" svg:height="0.913cm" svg:x="2.924cm" svg:y="4.793cm"><draw:text-box><text:p text:style-name="P127"><text:span text:style-name="T204">D’</text:span></text:p></draw:text-box></draw:frame><draw:frame draw:style-name="gr25" draw:text-style-name="P131" svg:width="0.867cm" svg:height="0.913cm" svg:x="3.335cm" svg:y="5.093cm"><draw:text-box><text:p text:style-name="P127"><text:span text:style-name="T204">E’</text:span></text:p></draw:text-box></draw:frame><draw:frame draw:style-name="gr25" draw:text-style-name="P131" svg:width="0.867cm" svg:height="0.913cm" svg:x="4.039cm" svg:y="4.793cm"><draw:text-box><text:p text:style-name="P127"><text:span text:style-name="T205">F’</text:span></text:p></draw:text-box></draw:frame><draw:frame draw:style-name="gr26" draw:text-style-name="P131" svg:width="0.802cm" svg:height="0.551cm" svg:x="3.685cm" svg:y="4.212cm"><draw:text-box><text:p text:style-name="P127"><text:span text:style-name="T204">F’</text:span></text:p></draw:text-box></draw:frame><draw:frame draw:style-name="gr26" draw:text-style-name="P131" svg:width="0.802cm" svg:height="0.551cm" svg:x="3.378cm" svg:y="4.212cm"><draw:text-box><text:p text:style-name="P127"><text:span text:style-name="T204">G’</text:span></text:p></draw:text-box></draw:frame><draw:frame draw:style-name="gr26" draw:text-style-name="P131" svg:width="0.802cm" svg:height="0.551cm" svg:x="3.164cm" svg:y="4.419cm"><draw:text-box><text:p text:style-name="P127"><text:span text:style-name="T204">H’</text:span></text:p></draw:text-box></draw:frame><draw:frame draw:style-name="gr27" draw:text-style-name="P131" svg:width="0.805cm" svg:height="0.745cm" svg:x="3.235cm" svg:y="4.66cm"><draw:text-box><text:p text:style-name="P127"><text:span text:style-name="T204">I’</text:span></text:p></draw:text-box></draw:frame><draw:frame draw:style-name="gr28" draw:text-style-name="P131" svg:width="0.803cm" svg:height="0.745cm" svg:x="3.436cm" svg:y="4.803cm"><draw:text-box><text:p text:style-name="P127"><text:span text:style-name="T204">J’</text:span></text:p></draw:text-box></draw:frame><draw:frame draw:style-name="gr29" draw:text-style-name="P131" svg:width="0.805cm" svg:height="0.743cm" svg:x="3.845cm" svg:y="4.66cm"><draw:text-box><text:p text:style-name="P127"><text:span text:style-name="T204">K’</text:span></text:p></draw:text-box></draw:frame><draw:g draw:style-name="gr3"><draw:line draw:style-name="gr30" draw:text-style-name="P132" svg:x1="7.629cm" svg:y1="4.763cm" svg:x2="5.206cm" svg:y2="3.433cm"><text:p/></draw:line><draw:line draw:style-name="gr30" draw:text-style-name="P132" svg:x1="3.864cm" svg:y1="3.837cm" svg:x2="5.207cm" svg:y2="3.433cm"><text:p/></draw:line><draw:line draw:style-name="gr30" draw:text-style-name="P132" svg:x1="3.865cm" svg:y1="3.838cm" svg:x2="3.54cm" svg:y2="4.415cm"><text:p/></draw:line><draw:line draw:style-name="gr30" draw:text-style-name="P132" svg:x1="3.586cm" svg:y1="4.75cm" svg:x2="3.541cm" svg:y2="4.415cm"><text:p/></draw:line></draw:g><draw:g draw:style-name="gr3"><draw:line draw:style-name="gr30" draw:text-style-name="P132" svg:x1="3.864cm" svg:y1="0.977cm" svg:x2="2.482cm" svg:y2="3.417cm"><text:p/></draw:line><draw:line draw:style-name="gr30" draw:text-style-name="P132" svg:x1="2.902cm" svg:y1="4.767cm" svg:x2="2.482cm" svg:y2="3.415cm"><text:p/></draw:line><draw:line draw:style-name="gr30" draw:text-style-name="P132" svg:x1="2.9cm" svg:y1="4.766cm" svg:x2="3.5cm" svg:y2="5.093cm"><text:p/></draw:line><draw:line draw:style-name="gr30" draw:text-style-name="P132" svg:x1="3.85cm" svg:y1="5.048cm" svg:x2="3.502cm" svg:y2="5.093cm"><text:p/></draw:line></draw:g><draw:g draw:style-name="gr3"><draw:line draw:style-name="gr30" draw:text-style-name="P132" svg:x1="6.509cm" svg:y1="2.079cm" svg:x2="3.855cm" svg:y2="2.852cm"><text:p/></draw:line><draw:line draw:style-name="gr30" draw:text-style-name="P132" svg:x1="3.192cm" svg:y1="4.087cm" svg:x2="3.856cm" svg:y2="2.852cm"><text:p/></draw:line><draw:line draw:style-name="gr30" draw:text-style-name="P132" svg:x1="3.193cm" svg:y1="4.086cm" svg:x2="3.371cm" svg:y2="4.724cm"><text:p/></draw:line><draw:line draw:style-name="gr30" draw:text-style-name="P132" svg:x1="3.64cm" svg:y1="4.929cm" svg:x2="3.371cm" svg:y2="4.724cm"><text:p/></draw:line></draw:g><draw:g draw:style-name="gr3"><draw:line draw:style-name="gr30" draw:text-style-name="P132" svg:x1="1.201cm" svg:y1="2.087cm" svg:x2="1.974cm" svg:y2="4.741cm"><text:p/></draw:line><draw:line draw:style-name="gr30" draw:text-style-name="P132" svg:x1="3.208cm" svg:y1="5.404cm" svg:x2="1.973cm" svg:y2="4.74cm"><text:p/></draw:line><draw:line draw:style-name="gr30" draw:text-style-name="P132" svg:x1="3.207cm" svg:y1="5.403cm" svg:x2="3.845cm" svg:y2="5.225cm"><text:p/></draw:line><draw:line draw:style-name="gr30" draw:text-style-name="P132" svg:x1="4.05cm" svg:y1="4.955cm" svg:x2="3.845cm" svg:y2="5.224cm"><text:p/></draw:line></draw:g><draw:line draw:style-name="gr30" draw:text-style-name="P132" svg:x1="0.122cm" svg:y1="4.764cm" svg:x2="2.545cm" svg:y2="6.094cm"><text:p/></draw:line><draw:line draw:style-name="gr30" draw:text-style-name="P132" svg:x1="3.885cm" svg:y1="5.692cm" svg:x2="2.542cm" svg:y2="6.096cm"><text:p/></draw:line><draw:line draw:style-name="gr30" draw:text-style-name="P132" svg:x1="3.886cm" svg:y1="5.69cm" svg:x2="4.211cm" svg:y2="5.113cm"><text:p/></draw:line><draw:line draw:style-name="gr30" draw:text-style-name="P132" svg:x1="1.2cm" svg:y1="7.425cm" svg:x2="3.855cm" svg:y2="6.658cm"><text:p/></draw:line><draw:line draw:style-name="gr30" draw:text-style-name="P132" svg:x1="4.522cm" svg:y1="5.425cm" svg:x2="3.855cm" svg:y2="6.659cm"><text:p/></draw:line><draw:line draw:style-name="gr30" draw:text-style-name="P132" svg:x1="3.864cm" svg:y1="8.53cm" svg:x2="5.183cm" svg:y2="6.129cm"><text:p/></draw:line></draw:g><text:span text:style-name="_5f_Caractères">Colorie la figure.</text:span></text:p>
            </text:list-item>
          </text:list>
        </text:list-item>
      </text:list>
      <text:h text:style-name="P108" text:outline-level="1"><text:span text:style-name="_5f_Caractères"/></text:h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9" text:outline-level="1"><text:span text:style-name="_5f_pointillés_20_gris"><text:span text:style-name="T154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WenQuanYi Zen Hei" svg:font-family="'WenQuanYi Zen Hei'" style:font-family-generic="system" style:font-pitch="variable"/>
  </office:font-face-decls>
  <office:styles>
    <draw:marker draw:name="Dimension_20_Lines" draw:display-name="Dimension Lines" svg:viewBox="0 0 836 110" svg:d="M0 0h278 278 280v36 36 38h-278-278-280v-36-36z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00" draw:display-name="Dashed (var) 7200" draw:style="rect" draw:dots1="1" draw:dots1-length="0.003cm" draw:dots2="1" draw:dots2-length="0.003cm" draw:distance="0.003cm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1" draw:dots1-length="0.003cm" draw:dots2="1" draw:dots2-length="0.003cm" draw:distance="0.003cm"/>
    <draw:stroke-dash draw:name="Dashed_20__28_var_29__20_7203" draw:display-name="Dashed (var) 7203" draw:style="rect" draw:dots1="1" draw:dots1-length="0.003cm" draw:dots2="1" draw:dots2-length="0.003cm" draw:distance="0.003cm"/>
    <draw:stroke-dash draw:name="Dashed_20__28_var_29__20_7204" draw:display-name="Dashed (var) 7204" draw:style="rect" draw:dots1="1" draw:dots1-length="0.003cm" draw:dots2="1" draw:dots2-length="0.003cm" draw:distance="0.003cm"/>
    <draw:stroke-dash draw:name="Dashed_20__28_var_29__20_7205" draw:display-name="Dashed (var) 7205" draw:style="rect" draw:dots1="1" draw:dots1-length="0.003cm" draw:dots2="1" draw:dots2-length="0.003cm" draw:distance="0.003cm"/>
    <draw:stroke-dash draw:name="Dashed_20__28_var_29__20_7206" draw:display-name="Dashed (var) 7206" draw:style="rect" draw:dots1="1" draw:dots1-length="0.003cm" draw:dots2="1" draw:dots2-length="0.003cm" draw:distance="0.003cm"/>
    <draw:stroke-dash draw:name="Dashed_20__28_var_29__20_7207" draw:display-name="Dashed (var) 7207" draw:style="rect" draw:dots1="1" draw:dots1-length="0.003cm" draw:dots2="1" draw:dots2-length="0.003cm" draw:distance="0.003cm"/>
    <draw:stroke-dash draw:name="Dashed_20__28_var_29__20_7208" draw:display-name="Dashed (var) 7208" draw:style="rect" draw:dots1="1" draw:dots1-length="0.003cm" draw:dots2="1" draw:dots2-length="0.003cm" draw:distance="0.003cm"/>
    <draw:stroke-dash draw:name="Dashed_20__28_var_29__20_7209" draw:display-name="Dashed (var) 7209" draw:style="rect" draw:dots1="1" draw:dots1-length="0.003cm" draw:dots2="1" draw:dots2-length="0.003cm" draw:distance="0.003cm"/>
    <draw:stroke-dash draw:name="Dashed_20__28_var_29__20_7210" draw:display-name="Dashed (var) 7210" draw:style="rect" draw:dots1="1" draw:dots1-length="0.003cm" draw:dots2="1" draw:dots2-length="0.003cm" draw:distance="0.003cm"/>
    <draw:stroke-dash draw:name="Dashed_20__28_var_29__20_7211" draw:display-name="Dashed (var) 7211" draw:style="rect" draw:dots1="1" draw:dots1-length="0.003cm" draw:dots2="1" draw:dots2-length="0.003cm" draw:distance="0.003cm"/>
    <draw:stroke-dash draw:name="Dashed_20__28_var_29__20_7212" draw:display-name="Dashed (var) 7212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rsid="00c93301" officeooo:paragraph-rsid="00c93301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6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9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2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3" style:family="text">
      <style:text-properties officeooo:rsid="01fe03f2"/>
    </style:style>
    <style:style style:name="MT154" style:family="text">
      <style:text-properties fo:font-variant="small-caps" officeooo:rsid="0096b4e2"/>
    </style:style>
    <style:style style:name="MT155" style:family="text">
      <style:text-properties fo:font-variant="small-caps" officeooo:rsid="00a847d5"/>
    </style:style>
    <style:style style:name="MT156" style:family="text">
      <style:text-properties officeooo:rsid="0096b4e2"/>
    </style:style>
    <style:style style:name="MT157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8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9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0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61" style:family="text">
      <style:text-properties officeooo:rsid="0032e83a"/>
    </style:style>
    <style:style style:name="MT162" style:family="text">
      <style:text-properties officeooo:rsid="002b33ed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7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70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71" style:family="text">
      <style:text-properties fo:font-variant="small-caps" officeooo:rsid="007d7a6f"/>
    </style:style>
    <style:style style:name="MT172" style:family="text">
      <style:text-properties officeooo:rsid="00a59037"/>
    </style:style>
    <style:style style:name="MT173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4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5" style:family="text">
      <style:text-properties fo:font-variant="small-caps" officeooo:rsid="00990660"/>
    </style:style>
    <style:style style:name="MT176" style:family="text">
      <style:text-properties fo:font-variant="small-caps" officeooo:rsid="00b5d2d1"/>
    </style:style>
    <style:style style:name="MT177" style:family="text">
      <style:text-properties fo:font-variant="small-caps" officeooo:rsid="00b6801f"/>
    </style:style>
    <style:style style:name="MT178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0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81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2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92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4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2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3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51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9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0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45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46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7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8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4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4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41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42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3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40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2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3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3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31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2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33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4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5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2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30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1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27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28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7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23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24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25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2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2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2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9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17" draw:name="Shape3_12" draw:style-name="Mgr5" draw:text-style-name="MP1" svg:x1="10.308cm" svg:y1="0.388cm" svg:x2="20.496cm" svg:y2="0.36cm"><text:p/></draw:line><draw:path text:anchor-type="paragraph" draw:z-index="318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19" draw:name="Shape3_27" draw:style-name="Mgr5" draw:text-style-name="MP1" svg:x1="10.308cm" svg:y1="0.388cm" svg:x2="20.496cm" svg:y2="0.36cm"><text:p/></draw:line><draw:path text:anchor-type="paragraph" draw:z-index="32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5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6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4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19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0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6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7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4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5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2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3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0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1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6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3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1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2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8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5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3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4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0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1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8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9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5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6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7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3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4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93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316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5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0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1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8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9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6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7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4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5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2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73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9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0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6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7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8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3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4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14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315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0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1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12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313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9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6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4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55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53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50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51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52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47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44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5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41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2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3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38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9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37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4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5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2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3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29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0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1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27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8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24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5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6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23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21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22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19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20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6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7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5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13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4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1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2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09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10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7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8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5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6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3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4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1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2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9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00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7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8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5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6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3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4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91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92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9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90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87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8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6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306" draw:name="Shape7_8" draw:style-name="Mgr9" draw:text-style-name="MP1" svg:x1="9.042cm" svg:y1="0.36cm" svg:x2="20.461cm" svg:y2="0.36cm"><text:p/></draw:line><draw:path text:anchor-type="paragraph" draw:z-index="307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08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309" draw:name="Shape7_9" draw:style-name="Mgr9" draw:text-style-name="MP1" svg:x1="9.042cm" svg:y1="0.36cm" svg:x2="20.461cm" svg:y2="0.36cm"><text:p/></draw:line><draw:path text:anchor-type="paragraph" draw:z-index="310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11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4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2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0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3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300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01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02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303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04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05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2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700874991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0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2158429617366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1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8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9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149">S</text:span><text:span text:style-name="MT150">egments et milieux</text:span></text:p>
      </style:header>
      <style:footer>
        <text:p text:style-name="MP5"><draw:frame draw:style-name="Mfr1" draw:name="Frame273" text:anchor-type="paragraph" svg:y="-0.06cm" draw:z-index="290"><draw:text-box fo:min-height="0.499cm" fo:min-width="3cm"><draw:frame draw:style-name="Mfr2" draw:name="Frame274" text:anchor-type="frame" svg:x="0.45cm" svg:y="0.079cm" svg:width="0.817cm" draw:z-index="291"><draw:text-box fo:min-height="0.355cm"><text:p text:style-name="MP3"/></draw:text-box></draw:frame><text:p text:style-name="MP68"><text:span text:style-name="MT151"/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7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1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2">Aires</text:span><text:span text:style-name="MT75"> <text:s/>: </text:span><text:span text:style-name="MT15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3">Aires </text:span>: <text:span text:style-name="MT153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4">Constructions géométriques : </text:span><text:span text:style-name="MT155">Reproduire</text:span></text:p>
      </style:header>
      <style:header-left>
        <text:p text:style-name="MP95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7">G</text:span><text:span text:style-name="MT158">éométrie </text:span><text:span text:style-name="MT159">plane </text:span><text:span text:style-name="MT158">: </text:span><text:span text:style-name="MT159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7">G</text:span><text:span text:style-name="MT158">éométrie </text:span><text:span text:style-name="MT160">plane</text:span><text:span text:style-name="MT158"> : </text:span><text:span text:style-name="MT160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297" draw:name="Shape9" draw:style-name="Mgr1" draw:text-style-name="MP1" svg:x1="11.559cm" svg:y1="0.36cm" svg:x2="20.5cm" svg:y2="0.36cm"><text:p/></draw:line><draw:frame text:anchor-type="paragraph" draw:z-index="298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299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1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2">Éléments de géométrie</text:span> • <text:span text:style-name="MT162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3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4">Constructions géométriques : </text:span><text:span text:style-name="MT155">Reproduire</text:span></text:p>
      </style:header>
      <style:header-left>
        <text:p text:style-name="MP104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2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3">Constructions géométriques : </text:span><text:span text:style-name="MT164">Reproduire</text:span></text:p>
      </style:header>
      <style:header-left>
        <text:p text:style-name="_5f_Header_20_G_20_page_20_paire_20__28_G_29_"><text:span text:style-name="MT163">Constructions géométriques : </text:span><text:span text:style-name="MT164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0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6">CONSTRUCTIONS Géométriques : </text:span><text:span text:style-name="MT157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1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4">Constructions géométriques : </text:span><text:span text:style-name="MT155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8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9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3">Constructions géométriques : </text:span><text:span text:style-name="MT165">Rédiger</text:span></text:p>
      </style:header>
      <style:header-left>
        <text:p text:style-name="_5f_Header_20_G_20_page_20_paire_20__28_G_29_"><text:span text:style-name="MT163">Constructions géométriques : </text:span><text:span text:style-name="MT165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7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6">CONSTRUCTIONS Géométriques : </text:span><text:span text:style-name="MT166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7">S</text:span>olides : <text:span text:style-name="MT167">Vocabulaire, nature</text:span></text:p>
      </style:header>
      <style:header-left>
        <text:p text:style-name="_5f_Header_20_G_20_page_20_impaire_20__28_D_29_"><text:span text:style-name="MT167">S</text:span>olides : <text:span text:style-name="MT167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5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46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4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7">S</text:span>olides : <text:span text:style-name="MT168">Perspective cavalière</text:span></text:p>
      </style:header>
      <style:header-left>
        <text:p text:style-name="_5f_Header_20_G_20_page_20_impaire_20__28_D_29_"><text:span text:style-name="MT167">S</text:span>olides : <text:span text:style-name="MT168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1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0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2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9">solides : </text:span><text:span text:style-name="MT170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1">Patrons</text:span></text:p>
      </style:header>
      <style:header-left>
        <text:p text:style-name="_5f_Header_20_G_20_page_20_paire_20__28_G_29_"><text:span text:style-name="MT133">Solides : </text:span><text:span text:style-name="MT171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2">patrons</text:span></text:p></draw:text-box></draw:frame><draw:g text:anchor-type="paragraph" draw:z-index="39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2">patrons</text:span></text:h></draw:text-box></draw:frame><draw:g text:anchor-type="paragraph" draw:z-index="40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7">S</text:span>olides : <text:span text:style-name="MT173">Patrons</text:span></text:p>
      </style:header>
      <style:header-left>
        <text:p text:style-name="_5f_Header_20_G_20_page_20_impaire_20__28_D_29_"><text:span text:style-name="MT167">S</text:span>olides : <text:span text:style-name="MT173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7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4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8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9">solides : </text:span><text:span text:style-name="MT174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5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6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5">Géométrie plane</text:span><text:span text:style-name="MT133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9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1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2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5">Géométrie plane</text:span><text:span text:style-name="MT133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0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8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7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0">ymétrie axiale : </text:span><text:span text:style-name="MT181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8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0">ymétrie axiale : </text:span><text:span text:style-name="MT181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26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3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4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5">Géométrie plane</text:span><text:span text:style-name="MT133"> : </text:span><text:span text:style-name="MT176">Parallèles, perpendiculaires,<text:line-break/> </text:span><text:span text:style-name="MT177">distances</text:span></text:p>
      </style:header>
      <style:header-left>
        <text:p text:style-name="MP107"><text:span text:style-name="MT175">Géométrie plane</text:span><text:span text:style-name="MT133"> : </text:span><text:span text:style-name="MT176">Parallèles, perpendiculaires,<text:line-break/> </text:span><text:span text:style-name="MT177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2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2">Symétrie axiale</text:span><text:span text:style-name="MT47"> : </text:span><text:span text:style-name="MT183">Axes de symétrie de figures</text:span></text:p>
      </style:header>
      <style:header-left>
        <text:p text:style-name="MP111"><text:span text:style-name="MT182">Symétrie axiale</text:span><text:span text:style-name="MT47"> : </text:span><text:span text:style-name="MT183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9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0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5">Géométrie plane</text:span><text:span text:style-name="MT133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8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5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6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5">Géométrie plane</text:span><text:span text:style-name="MT133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4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1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2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95" draw:name="Shape3_0" draw:style-name="Mgr14" draw:text-style-name="MP1" svg:x1="10.893cm" svg:y1="0.403cm" svg:x2="20.503cm" svg:y2="0.327cm"><text:p/></draw:line><draw:path text:anchor-type="char" draw:z-index="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9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296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0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294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275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76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7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8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83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4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85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6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8-29T09:21:54.895000000</dc:date>
    <meta:editing-duration>P1DT8H54M54S</meta:editing-duration>
    <meta:editing-cycles>139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803" meta:word-count="3061" meta:character-count="19628" meta:non-whitespace-character-count="16988"/>
  </office:meta>
</office:document-meta>
</file>